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98313" officeooo:paragraph-rsid="0019831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1c2edd" officeooo:paragraph-rsid="001c2e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313" officeooo:paragraph-rsid="0019831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98313" officeooo:paragraph-rsid="00198313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justify" style:justify-single-word="false"/>
      <style:text-properties fo:font-size="16pt" officeooo:rsid="001ee07a" officeooo:paragraph-rsid="001ee07a" style:font-size-asian="16pt" style:font-size-complex="16pt"/>
    </style:style>
    <style:style style:name="T1" style:family="text">
      <style:text-properties officeooo:rsid="001a5abf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1e1fe6"/>
    </style:style>
    <style:style style:name="T4" style:family="text">
      <style:text-properties officeooo:rsid="00201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<text:span text:style-name="T4">Weibo</text:span> Source</text:p>
      <text:p text:style-name="P1"/>
      <text:p text:style-name="P4">Pendant le projet interpromo, l’un de nos objectifs était de récupérer les données de Youtube à l’aide d’un crawl ainsi que d’un robot. Dans ce rapport, je vais donc vous présenter la nature et le format des données, puis je vous <text:span text:style-name="T1">donnerais quelques statistiques descriptives sur les données. Enfin, je décrirais la méthode de crawl utilisée pour récupérer les données de Youtube.</text:span></text:p>
      <text:p text:style-name="P3">In this report, i am going to describe the Youtube Sourc<text:span text:style-name="T1">e.</text:span></text:p>
      <text:p text:style-name="P3"/>
      <text:p text:style-name="P3">During the interpromo project, one of our goals was to recover Youtube data using a crawl and a robot. In this report, I will therefore present the nature and format of the data, and then I will give you some descriptive statistics on the data. Finally, I will describe the crawl method used to retrieve the data from Youtube.</text:p>
      <text:p text:style-name="P3"><text:span text:style-name="T2"/></text:p>
      <text:p text:style-name="P2"><text:span text:style-name="T2">I Nature and format of Data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Nom_variable</text:p>
          </table:table-cell>
          <table:table-cell table:style-name="Tableau1.A1" office:value-type="string">
            <text:p text:style-name="P6">Type</text:p>
          </table:table-cell>
          <table:table-cell table:style-name="Tableau1.C1" office:value-type="string">
            <text:p text:style-name="P6">Description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</table:table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05:41.949000000</meta:creation-date>
    <meta:generator>LibreOffice/5.4.5.1$Windows_X86_64 LibreOffice_project/79c9829dd5d8054ec39a82dc51cd9eff340dbee8</meta:generator>
    <dc:date>2020-01-15T15:51:42.573000000</dc:date>
    <meta:editing-duration>PT1H35M47S</meta:editing-duration>
    <meta:editing-cycles>6</meta:editing-cycles>
    <meta:document-statistic meta:table-count="1" meta:image-count="0" meta:object-count="0" meta:page-count="1" meta:paragraph-count="8" meta:word-count="144" meta:character-count="836" meta:non-whitespace-character-count="700"/>
  </office:meta>
</office:document-meta>
</file>